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working on semantic integration paper</text:title></text:p>
      <text:p text:style-name="OrgTitle"/>
      <text:p text:style-name="OrgSubtitle"><text:initial-creator>Jonathan Sahar</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aebaf7">1. draft:</text:a></text:p>
          <text:p text:style-name="Contents_20_2"><text:a xlink:type="simple" xlink:href="#org7fab857">1.1. what is statistical learning</text:a></text:p>
          <text:p text:style-name="Contents_20_2"><text:a xlink:type="simple" xlink:href="#org2a0f0b8">1.2. semantic unification/integration</text:a></text:p>
        </text:index-body>
      </text:table-of-content>
      <text:h text:style-name="Heading_20_1" text:outline-level="1" text:is-list-header="false">
<text:bookmark-start text:name="OrgXref.org5aebaf7"/>
<text:bookmark text:name="org5aebaf7"/>draft:
<text:bookmark-end text:name="OrgXref.org5aebaf7"/></text:h>
      <text:h text:style-name="Heading_20_2" text:outline-level="2" text:is-list-header="false">
<text:bookmark-start text:name="OrgXref.org7fab857"/>
<text:bookmark text:name="org7fab857"/>what is statistical learning
<text:bookmark-end text:name="OrgXref.org7fab857"/></text:h>
      <text:p text:style-name="Text_20_body">Combinatorial semantics is the idea that the meaning of words is learn-able through, and perhaps in part consisting of, their statistical relationship to other words in the language - specifically the frequency of their co-occurrence.
On this view semantics of concepts learned this way do not necessarily require experience, since they’re based in the relation between preexisting concepts rather than sensory and motor experiences. This relates more to so called secondary semantics, which are based on (derive their meaning from) those preexisting concepts which presumably <text:span text:style-name="Emphasis">are</text:span> grounded in experience (<text:a xlink:type="simple" xlink:href="&amp;pulvermullerHowNeuronsMake2013">&amp;pulvermullerHowNeuronsMake2013</text:a>).
</text:p>
      <text:p text:style-name="Text_20_body">Algorithmic models which are meant to support this idea typically scan large corpuses and construct vector representations of words based on the frequency of their occurrence and their proximity to certain other words. I this way it has been shown that clusters of words can be created, which share semantic characteristics that we (as humans) would recognize as meaningful. <text:a xlink:type="simple" xlink:href="&amp;pulvermullerHowNeuronsMake2013">&amp;pulvermullerHowNeuronsMake2013</text:a>
</text:p>
      <text:list text:style-name="OrgBulletedList" text:continue-numbering="false">
        <text:list-item>
          <text:p text:style-name="Text_20_body">The biological basis of this kind of representation is the idea hebbian learning - specifically  coactivation of circuits in language areas cortex (sTC) and inferior frontal cortex (iFC) on the rim of the left-perisylvian language center (<text:a xlink:type="simple" xlink:href="&amp;pulvermullerHowNeuronsMake2013">&amp;pulvermullerHowNeuronsMake2013</text:a>, <text:a xlink:type="simple" xlink:href="&amp;pulvermullerDiscreteCombinatorialCircuits2009">&amp;pulvermullerDiscreteCombinatorialCircuits2009</text:a>, <text:a xlink:type="simple" xlink:href="&amp;honkelaContextualRelationsWords">&amp;honkelaContextualRelationsWords</text:a>).
</text:p>
        </text:list-item>
      </text:list>
      <text:h text:style-name="Heading_20_2" text:outline-level="2" text:is-list-header="false">
<text:bookmark-start text:name="OrgXref.org2a0f0b8"/>
<text:bookmark text:name="org2a0f0b8"/>semantic unification/integration
<text:bookmark-end text:name="OrgXref.org2a0f0b8"/></text:h>
      <text:p text:style-name="Text_20_body">Semantic unification is “the integration of word meaning into an unfolding representation of the preceding context” (<text:a xlink:type="simple" xlink:href="&amp;giosubaggioSemanticUnification">&amp;giosubaggioSemanticUnification</text:a>), it’s the process by which an encountered word or complete sentence attains its full meaning within its semantic context, becomes disambiguated, its specific meaning chosen from the multiple possibilities we know it to posses.
It’s the major process by which longer stretched of text become coherent - their structure rendered meaningful.
In terms of brain function, for several decades now the EARP N400 component has been associated with the effort of integrating the new information present in the latest word encountered (<text:a xlink:type="simple" xlink:href="&amp;kutasThirtyYearsCounting2011">&amp;kutasThirtyYearsCounting2011</text:a>), being more pronounced for words which are further from what is typically expected from the context.
It has been seen to incorporate (be sensitive to) world-knowledge (e.g. statements which are false incur a more negative N400, and so do objects which are incongruous to their environment . <text:a xlink:type="simple" xlink:href="&amp;hagoortIntegrationWordMeaning2004">&amp;hagoortIntegrationWordMeaning2004</text:a> <text:a xlink:type="simple" xlink:href="&amp;mudrikInformationIntegrationAwareness2014;&amp;mudrikIntegrationAwarenessExpanding2011">&amp;mudrikInformationIntegrationAwareness2014;&amp;mudrikIntegrationAwarenessExpanding2011</text:a>), and to be based on the current, transitive, context (statements which are surprising in typical context may be normal in the context of a story, representing a sort of neural correlate of a suspension of disbelief, <text:a xlink:type="simple" xlink:href="&amp;vanberkumRightWrongBrain2009">&amp;vanberkumRightWrongBrain2009</text:a>).
</text:p>
      <text:p text:style-name="Text_20_body">An alternative interpretation for the N400 response is that it reflects a process of lexical access - trying to retrieve the meaning of the word-form we’ve just encountered. On this interpretation, the context primes words in the relevant semantic field, making it harder to retrieve words which are not part of it.
On this point I think the paper has a significant contribution in support of the first view of N400 being representative of integration effort.
</text:p>
      <text:p text:style-name="Text_20_body">The main idea of section II is the claim that the brain processes an incoming word in the same way that GPT2 does - comparing it to the latest prediction to obtain the prediction error (implicitly, in order to predict better in the future).
</text:p>
      <text:p text:style-name="Text_20_body">They substantiate this in three ways: First, by finding a correlation between post word-onset signal, and the average prediction error, peaking at 400ms - which replicates existing findings about the relation between N400 and surprise.
Second, by finding that pre-onset signal for successful predictions is stronger than that of incorrect ones -  connecting the pre-onset signal with a predictive process, arguably to the confidence in one’s prediction.
And third, and most impressive to my mind, they correlate between GPT2’s uncertainty in <text:span text:style-name="Emphasis">its</text:span> prediction and the pre-onset signal - where high certainty correlated with stronger signal, and between GPT2’s prediction error and the post-onset signal, where high error correlated with stronger signal, peaking at 400ms.
</text:p>
      <text:p text:style-name="Text_20_body">I think these parallels between the workings of the algorithm and the biological signal make a compelling case for treating the N400 components as reflecting a process that relates to the agreement between expectation and reality in the brain, and as such it puts it much more in the neighborhood of the process of semantic integration than in that of lexical access. More so if we take this correlation to imply a similar way of operation (not just computational similarity) - since the algorithm doesn’t have a process of retrieval at all.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nathan Sahar</dc:creator>
    <meta:initial-creator>Jonathan Sahar</meta:initial-creator>
    <dc:date>2022-01-31T10:17:51</dc:date>
    <meta:creation-date>2022-01-31T10:17:51</meta:creation-date>
    <meta:generator>Emacs 27.1 (Org mode 9.5)</meta:generator>
    <meta:keyword/>
    <dc:subject/>
    <dc:title>working on semantic integration paper</dc:title>
  </office:meta>
</office:document-meta>
</file>